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D000002C9F8B1ACA83B140C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999cm" fo:wrap-option="no-wrap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.499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6.996cm" svg:x="0.994cm" svg:y="6.6cm">
          <draw:image xlink:href="Pictures/100002010000031D000002C9F8B1ACA83B140C25.png" xlink:type="simple" xlink:show="embed" xlink:actuate="onLoad" draw:mime-type="image/png">
            <text:p/>
          </draw:image>
        </draw:frame>
        <draw:custom-shape draw:style-name="gr2" draw:text-style-name="P2" draw:layer="layout" svg:width="4.499cm" svg:height="1.5cm" svg:x="15.501cm" svg:y="5.25cm">
          <text:p text:style-name="P1">Vnitřní rozměry<text:line-break/>trezoru</text:p>
          <draw:enhanced-geometry svg:viewBox="0 0 21600 21600" draw:mirror-horizontal="false" draw:type="line-callout-2" draw:modifiers="-9451.2 41703.3977348434 -2361.6 7986.67554963358 -12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2.999cm" svg:height="1.25cm" svg:x="15.5cm" svg:y="3.75cm">
          <text:p text:style-name="P1">Otvor pro <text:line-break/>dveře</text:p>
          <draw:enhanced-geometry svg:viewBox="0 0 21600 21600" draw:mirror-horizontal="false" draw:type="line-callout-2" draw:modifiers="-29368.8 99988.4892086331 -3657.6 9600 -1800 9565.4676258992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8T14:05:35.764000000</dc:date>
    <meta:editing-duration>PT36S</meta:editing-duration>
    <meta:editing-cycles>1</meta:editing-cycles>
    <meta:document-statistic meta:object-count="3"/>
    <meta:generator>LibreOffice/7.0.4.2$Windows_X86_64 LibreOffice_project/dcf040e67528d9187c66b2379df5ea4407429775</meta:generator>
  </office:meta>
</office:document-meta>
</file>